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3" svg:font-family="FreeSans" style:font-family-generic="swiss"/>
    <style:font-face style:name="FreeSans1" svg:font-family="FreeSans" style:font-adornments="Italique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3" style:font-size-complex="12pt" style:font-style-complex="italic"/>
    </style:style>
    <style:style style:name="T8" style:family="text">
      <style:text-properties style:font-name="FreeSans" officeooo:rsid="00233b07" style:font-name-complex="FreeSans3"/>
    </style:style>
    <style:style style:name="T9" style:family="text">
      <style:text-properties officeooo:rsid="001d597c"/>
    </style:style>
    <style:style style:name="T10" style:family="text">
      <style:text-properties officeooo:rsid="001f27c4"/>
    </style:style>
    <style:style style:name="T11" style:family="text">
      <style:text-properties officeooo:rsid="00233410"/>
    </style:style>
    <style:style style:name="T12" style:family="text">
      <style:text-properties officeooo:rsid="00233b07"/>
    </style:style>
    <style:style style:name="T13" style:family="text">
      <style:text-properties style:font-name="FreeSans1" officeooo:rsid="00233b07" style:font-name-complex="FreeSans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582887961952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span text:style-name="T10"><text:text-input text:description="&lt;if test=&quot;o.toric == True&quot;&gt;">&lt;if test="o.toric == True"&gt;</text:text-input></text:span><text:span text:style-name="T10"><text:text-input text:description="&lt;if test=&quot;o.toric == True&quot;&gt;"/></text:span><text:span text:style-name="T10">Repérage de l’axe horizontal à l’aide d’un rapporteur à bulle, en position assise</text:span><text:span text:style-name="T10"><text:text-input text:description="&lt;/if&gt;">endif</text:text-input></text:span></text:p>
      <text:p text:style-name="Text">Désinfection cutanée et des culs de sac à la Bétadine 5%, <text:span text:style-name="T11">par deux fois. Temps de contact 2 minutes.</text:span>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<text:span text:style-name="T12">dispersif (Viscoat </text:span><text:span text:style-name="T13">©</text:span><text:span text:style-name="T8">) </text:span>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<text:span text:style-name="T12">cohésif (Provisc </text:span><text:span text:style-name="T13">©</text:span><text:span text:style-name="T8">)</text:span> en chambre antérieure.</text:p>
      <text:p text:style-name="Text">Mise en place à l'injecteur Monarch II<text:span text:style-name="T9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582887989616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3" svg:font-family="FreeSans" style:font-family-generic="swiss"/>
    <style:font-face style:name="FreeSans1" svg:font-family="FreeSans" style:font-adornments="Italique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2-04-23T09:49:41.554583922</dc:date>
    <meta:editing-duration>PT11H53M10S</meta:editing-duration>
    <meta:editing-cycles>185</meta:editing-cycles>
    <meta:document-statistic meta:table-count="2" meta:image-count="0" meta:object-count="0" meta:page-count="1" meta:paragraph-count="56" meta:word-count="390" meta:character-count="2365" meta:non-whitespace-character-count="2110"/>
  </office:meta>
</office:document-meta>
</file>